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32"/>
      <text:p text:style-name="P32"/>
      <text:p text:style-name="P32"/>
      <text:p text:style-name="P32"/>
      <text:p text:style-name="P32"/>
      <text:p text:style-name="P32"/>
      <text:p text:style-name="P32"><text:soft-page-break/>XI.II</text:p>
      <text:p text:style-name="P32"/>
      <text:p text:style-name="P32">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32"><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32"><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32"/>
      <text:p text:style-name="P33">. . .</text:p>
      <text:p text:style-name="P33"/>
      <text:p text:style-name="P34">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34"><text:s text:c="3"/>There must have been a miscalculation about load-in time on my part because we still had 90 minutes until the show. Hannah vanished, saying she was <text:soft-page-break/>going to see if they had a deck of cards and maybe about an earlier start time, but I soon had a text from her saying she had found a deck of cards but might need a ride. She had somehow walked very quickly to Saluda Outfitters.</text:p>
      <text:p text:style-name="P34"><text:s text:c="3"/>I drove to pick her up, parked in a new spot, went back to the grotto. We played four or five hands of Spades, got ready, played a very fun set with Steve on organ. We packed up, drove to Hannah’s, cuddled on the couch, went to bed, made love, fell asleep.</text:p>
      <text:p text:style-name="P34"/>
      <text:p text:style-name="P34">XI.III</text:p>
      <text:p text:style-name="P34"/>
      <text:p text:style-name="P34">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some ice cream in Kathryn’s kitchen.</text:p>
      <text:p text:style-name="P34"><text:s text:c="3"/>I loaded drums into Hannah’s house and set them up while she focused on laundry, eating sour worms all the while. I said goodbye, drove to WCK, then home. I ate, sat at the Hog and wrote, 2: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3T14:42:41.242899185</dc:date>
    <meta:editing-duration>P62DT19H23M5S</meta:editing-duration>
    <meta:editing-cycles>679</meta:editing-cycles>
    <meta:generator>LibreOffice/24.2.5.2$MacOSX_X86_64 LibreOffice_project/bffef4ea93e59bebbeaf7f431bb02b1a39ee8a59</meta:generator>
    <meta:print-date>2024-11-03T14:41:33.659434488</meta:print-date>
    <meta:document-statistic meta:table-count="0" meta:image-count="0" meta:object-count="0" meta:page-count="40" meta:paragraph-count="107" meta:word-count="4684" meta:character-count="24770" meta:non-whitespace-character-count="20106"/>
  </office:meta>
</office:document-meta>
</file>